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217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7.331cm"/>
    </style:style>
    <style:style style:name="co6" style:family="table-column">
      <style:table-column-properties fo:break-before="auto" style:column-width="3.378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89cm"/>
    </style:style>
    <style:style style:name="co12" style:family="table-column">
      <style:table-column-properties fo:break-before="auto" style:column-width="7.939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2.521cm"/>
    </style:style>
    <style:style style:name="co16" style:family="table-column">
      <style:table-column-properties fo:break-before="auto" style:column-width="2.715cm"/>
    </style:style>
    <style:style style:name="co17" style:family="table-column">
      <style:table-column-properties fo:break-before="auto" style:column-width="5.147cm"/>
    </style:style>
    <style:style style:name="co18" style:family="table-column">
      <style:table-column-properties fo:break-before="auto" style:column-width="3.764cm"/>
    </style:style>
    <style:style style:name="co19" style:family="table-column">
      <style:table-column-properties fo:break-before="auto" style:column-width="2.492cm"/>
    </style:style>
    <style:style style:name="co20" style:family="table-column">
      <style:table-column-properties fo:break-before="auto" style:column-width="1.857cm"/>
    </style:style>
    <style:style style:name="co21" style:family="table-column">
      <style:table-column-properties fo:break-before="auto" style:column-width="2.575cm"/>
    </style:style>
    <style:style style:name="co22" style:family="table-column">
      <style:table-column-properties fo:break-before="auto" style:column-width="3.101cm"/>
    </style:style>
    <style:style style:name="co23" style:family="table-column">
      <style:table-column-properties fo:break-before="auto" style:column-width="7.1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v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>
            <text:p>VG_NAME</text:p>
          </table:table-cell>
          <table:table-cell table:style-name="ce1" office:value-type="string">
            <text:p>PV_COUNT</text:p>
          </table:table-cell>
          <table:table-cell table:style-name="ce1" office:value-type="string">
            <text:p>LV_COUNT</text:p>
          </table:table-cell>
          <table:table-cell table:style-name="ce1" office:value-type="string">
            <text:p>VG_ATTR</text:p>
          </table:table-cell>
          <table:table-cell table:style-name="ce1" office:value-type="string">
            <text:p>VG_SIZE</text:p>
          </table:table-cell>
          <table:table-cell table:style-name="ce1" office:value-type="string">
            <text:p>VG_FREE</text:p>
          </table:table-cell>
          <table:table-cell table:style-name="ce1" office:value-type="string">
            <text:p>VG_UUID</text:p>
          </table:table-cell>
          <table:table-cell table:style-name="ce1" office:value-type="string">
            <text:p>VG_EXTENT_SIZE</text:p>
          </table:table-cell>
          <table:table-cell table:style-name="ce1" office:value-type="string">
            <text:p>VG_EXTENT_COUNT</text:p>
          </table:table-cell>
          <table:table-cell table:style-name="ce1" office:value-type="string">
            <text:p>VG_FREE_COUNT</text:p>
          </table:table-cell>
          <table:table-cell table:style-name="ce1" office:value-type="string">
            <text:p>VG_SEQNO</text:p>
          </table:table-cell>
          <table:table-cell table:style-name="ce1" office:value-type="string">
            <text:p>PV_NAME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tmpv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z--n-</text:p>
          </table:table-cell>
          <table:table-cell office:value-type="float" office:value="3208642560">
            <text:p>3208642560</text:p>
          </table:table-cell>
          <table:table-cell office:value-type="float" office:value="2365587456">
            <text:p>2365587456</text:p>
          </table:table-cell>
          <table:table-cell office:value-type="string">
            <text:p>Hl0nId-gx4E-V9KL-sCye-Inw1-koNC-z4Nslm</text:p>
          </table:table-cell>
          <table:table-cell office:value-type="float" office:value="4194304">
            <text:p>4194304</text:p>
          </table:table-cell>
          <table:table-cell office:value-type="float" office:value="765">
            <text:p>765</text:p>
          </table:table-cell>
          <table:table-cell office:value-type="float" office:value="564">
            <text:p>564</text:p>
          </table:table-cell>
          <table:table-cell office:value-type="float" office:value="19">
            <text:p>19</text:p>
          </table:table-cell>
          <table:table-cell office:value-type="string">
            <text:p>/dev/loop0</text:p>
          </table:table-cell>
          <table:table-cell table:number-columns-repeated="1012"/>
        </table:table-row>
        <table:table-row table:style-name="ro1">
          <table:table-cell office:value-type="string">
            <text:p>tmpv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z--n-</text:p>
          </table:table-cell>
          <table:table-cell office:value-type="float" office:value="3208642560">
            <text:p>3208642560</text:p>
          </table:table-cell>
          <table:table-cell office:value-type="float" office:value="2365587456">
            <text:p>2365587456</text:p>
          </table:table-cell>
          <table:table-cell office:value-type="string">
            <text:p>Hl0nId-gx4E-V9KL-sCye-Inw1-koNC-z4Nslm</text:p>
          </table:table-cell>
          <table:table-cell office:value-type="float" office:value="4194304">
            <text:p>4194304</text:p>
          </table:table-cell>
          <table:table-cell office:value-type="float" office:value="765">
            <text:p>765</text:p>
          </table:table-cell>
          <table:table-cell office:value-type="float" office:value="564">
            <text:p>564</text:p>
          </table:table-cell>
          <table:table-cell office:value-type="float" office:value="19">
            <text:p>19</text:p>
          </table:table-cell>
          <table:table-cell office:value-type="string">
            <text:p>/dev/loop1</text:p>
          </table:table-cell>
          <table:table-cell table:number-columns-repeated="1012"/>
        </table:table-row>
        <table:table-row table:style-name="ro1">
          <table:table-cell office:value-type="string">
            <text:p>tmpv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z--n-</text:p>
          </table:table-cell>
          <table:table-cell office:value-type="float" office:value="3208642560">
            <text:p>3208642560</text:p>
          </table:table-cell>
          <table:table-cell office:value-type="float" office:value="2365587456">
            <text:p>2365587456</text:p>
          </table:table-cell>
          <table:table-cell office:value-type="string">
            <text:p>Hl0nId-gx4E-V9KL-sCye-Inw1-koNC-z4Nslm</text:p>
          </table:table-cell>
          <table:table-cell office:value-type="float" office:value="4194304">
            <text:p>4194304</text:p>
          </table:table-cell>
          <table:table-cell office:value-type="float" office:value="765">
            <text:p>765</text:p>
          </table:table-cell>
          <table:table-cell office:value-type="float" office:value="564">
            <text:p>564</text:p>
          </table:table-cell>
          <table:table-cell office:value-type="float" office:value="19">
            <text:p>19</text:p>
          </table:table-cell>
          <table:table-cell office:value-type="string">
            <text:p>/dev/loop2</text:p>
          </table:table-cell>
          <table:table-cell table:number-columns-repeated="1012"/>
        </table:table-row>
      </table:table>
      <table:table table:name="pvs" table:style-name="ta1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PV_NAME</text:p>
          </table:table-cell>
          <table:table-cell table:style-name="ce1" office:value-type="string">
            <text:p>LV_NAME</text:p>
          </table:table-cell>
          <table:table-cell table:style-name="ce1" office:value-type="string">
            <text:p>LV_UUID</text:p>
          </table:table-cell>
          <table:table-cell table:style-name="ce1" office:value-type="string">
            <text:p>LV_ATTR</text:p>
          </table:table-cell>
          <table:table-cell table:style-name="ce1" office:value-type="string">
            <text:p>VG_UUID</text:p>
          </table:table-cell>
          <table:table-cell table:style-name="ce1" office:value-type="string">
            <text:p>VG_NAME</text:p>
          </table:table-cell>
          <table:table-cell table:style-name="ce1" office:value-type="string">
            <text:p>SEGTYPE</text:p>
          </table:table-cell>
          <table:table-cell table:style-name="ce1" office:value-type="string">
            <text:p>PVSEG_START</text:p>
          </table:table-cell>
          <table:table-cell table:style-name="ce1" office:value-type="string">
            <text:p>PVSEG_SIZE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/dev/loop0</text:p>
          </table:table-cell>
          <table:table-cell office:value-type="string">
            <text:p>stripe2</text:p>
          </table:table-cell>
          <table:table-cell office:value-type="string">
            <text:p>GusTkt-pIxv-KkXD-MWGR-k69Y-xW6A-nwHjvY</text:p>
          </table:table-cell>
          <table:table-cell office:value-type="string">
            <text:p>-wi-a---</text:p>
          </table:table-cell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strip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/dev/loop0</text:p>
          </table:table-cell>
          <table:table-cell table:number-columns-repeated="3"/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free</text:p>
          </table:table-cell>
          <table:table-cell office:value-type="float" office:value="50">
            <text:p>50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1">
          <table:table-cell office:value-type="string">
            <text:p>/dev/loop0</text:p>
          </table:table-cell>
          <table:table-cell office:value-type="string">
            <text:p>[mirror2_mimage_0]</text:p>
          </table:table-cell>
          <table:table-cell office:value-type="string">
            <text:p>wntrZV-xqa0-Cyn5-dIVP-mbeT-K9pt-DJeKMK</text:p>
          </table:table-cell>
          <table:table-cell office:value-type="string">
            <text:p>iwi-aom-</text:p>
          </table:table-cell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linear</text:p>
          </table:table-cell>
          <table:table-cell office:value-type="float" office:value="188">
            <text:p>188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/dev/loop0</text:p>
          </table:table-cell>
          <table:table-cell table:number-columns-repeated="3"/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free</text:p>
          </table:table-cell>
          <table:table-cell office:value-type="float" office:value="238">
            <text:p>238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string">
            <text:p>/dev/loop1</text:p>
          </table:table-cell>
          <table:table-cell office:value-type="string">
            <text:p>stripe2</text:p>
          </table:table-cell>
          <table:table-cell office:value-type="string">
            <text:p>GusTkt-pIxv-KkXD-MWGR-k69Y-xW6A-nwHjvY</text:p>
          </table:table-cell>
          <table:table-cell office:value-type="string">
            <text:p>-wi-a---</text:p>
          </table:table-cell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strip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/dev/loop1</text:p>
          </table:table-cell>
          <table:table-cell table:number-columns-repeated="3"/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free</text:p>
          </table:table-cell>
          <table:table-cell office:value-type="float" office:value="50">
            <text:p>50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/dev/loop1</text:p>
          </table:table-cell>
          <table:table-cell office:value-type="string">
            <text:p>[mirror2_mlog]</text:p>
          </table:table-cell>
          <table:table-cell office:value-type="string">
            <text:p>Y9XDnd-OJYg-b2f7-WooA-pXOU-4wec-9zbrAY</text:p>
          </table:table-cell>
          <table:table-cell office:value-type="string">
            <text:p>lwi-aom-</text:p>
          </table:table-cell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linear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/dev/loop1</text:p>
          </table:table-cell>
          <table:table-cell table:number-columns-repeated="3"/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free</text:p>
          </table:table-cell>
          <table:table-cell office:value-type="float" office:value="214">
            <text:p>214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1">
          <table:table-cell office:value-type="string">
            <text:p>/dev/loop2</text:p>
          </table:table-cell>
          <table:table-cell table:number-columns-repeated="3"/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1015"/>
        </table:table-row>
        <table:table-row table:style-name="ro1">
          <table:table-cell office:value-type="string">
            <text:p>/dev/loop2</text:p>
          </table:table-cell>
          <table:table-cell office:value-type="string">
            <text:p>[mirror2_mimage_1]</text:p>
          </table:table-cell>
          <table:table-cell office:value-type="string">
            <text:p>cebMSC-dbV6-5Do3-EvzP-KHMy-1MuX-5qnYnX</text:p>
          </table:table-cell>
          <table:table-cell office:value-type="string">
            <text:p>iwi-aom-</text:p>
          </table:table-cell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linear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/dev/loop2</text:p>
          </table:table-cell>
          <table:table-cell table:number-columns-repeated="3"/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free</text:p>
          </table:table-cell>
          <table:table-cell office:value-type="float" office:value="226">
            <text:p>226</text:p>
          </table:table-cell>
          <table:table-cell office:value-type="float" office:value="29">
            <text:p>29</text:p>
          </table:table-cell>
          <table:table-cell table:number-columns-repeated="1015"/>
        </table:table-row>
      </table:table>
      <table:table table:name="lvs" table:style-name="ta1">
        <table:table-column table:style-name="co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>
            <text:p>VG_UUID</text:p>
          </table:table-cell>
          <table:table-cell table:style-name="ce1" office:value-type="string">
            <text:p>VG_NAME</text:p>
          </table:table-cell>
          <table:table-cell table:style-name="ce1" office:value-type="string">
            <text:p>LV_NAME</text:p>
          </table:table-cell>
          <table:table-cell table:style-name="ce1" office:value-type="string">
            <text:p>LV_ATTR</text:p>
          </table:table-cell>
          <table:table-cell table:style-name="ce1" office:value-type="string">
            <text:p>MIRROR_LOG</text:p>
          </table:table-cell>
          <table:table-cell table:style-name="ce1" office:value-type="string">
            <text:p>LV_UUID</text:p>
          </table:table-cell>
          <table:table-cell table:style-name="ce1" office:value-type="string">
            <text:p>LV_SIZE</text:p>
          </table:table-cell>
          <table:table-cell table:style-name="ce1" office:value-type="string">
            <text:p>LV_PATH</text:p>
          </table:table-cell>
          <table:table-cell table:style-name="ce1" office:value-type="string">
            <text:p>LV_KERNEL_MAJOR</text:p>
          </table:table-cell>
          <table:table-cell table:style-name="ce1" office:value-type="string">
            <text:p>LV_KERNEL_MINOR</text:p>
          </table:table-cell>
          <table:table-cell table:style-name="ce1" office:value-type="string">
            <text:p>SEG_COUNT</text:p>
          </table:table-cell>
          <table:table-cell table:style-name="ce1" office:value-type="string">
            <text:p>SEGTYPE</text:p>
          </table:table-cell>
          <table:table-cell table:style-name="ce1" office:value-type="string">
            <text:p>STRIPES</text:p>
          </table:table-cell>
          <table:table-cell table:style-name="ce1" office:value-type="string">
            <text:p>STRIPE_SIZE</text:p>
          </table:table-cell>
          <table:table-cell table:style-name="ce1" office:value-type="string">
            <text:p>SEG_START_PE</text:p>
          </table:table-cell>
          <table:table-cell table:style-name="ce1" office:value-type="string">
            <text:p>SEG_PE_RANGES</text:p>
          </table:table-cell>
          <table:table-cell table:style-name="ce1" office:value-type="string">
            <text:p>DEVICES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stripe2</text:p>
          </table:table-cell>
          <table:table-cell office:value-type="string">
            <text:p>-wi-a---</text:p>
          </table:table-cell>
          <table:table-cell/>
          <table:table-cell office:value-type="string">
            <text:p>GusTkt-pIxv-KkXD-MWGR-k69Y-xW6A-nwHjvY</text:p>
          </table:table-cell>
          <table:table-cell office:value-type="float" office:value="419430400">
            <text:p>419430400</text:p>
          </table:table-cell>
          <table:table-cell office:value-type="string">
            <text:p>/dev/tmpvol/stripe2</text:p>
          </table:table-cell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riped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0">
            <text:p>0</text:p>
          </table:table-cell>
          <table:table-cell office:value-type="string">
            <text:p>/dev/loop0:0-49 /dev/loop1:0-49</text:p>
          </table:table-cell>
          <table:table-cell office:value-type="string">
            <text:p>/dev/loop0(0),/dev/loop1(0)</text:p>
          </table:table-cell>
          <table:table-cell table:number-columns-repeated="1007"/>
        </table:table-row>
        <table:table-row table:style-name="ro1"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[mirror2_mlog]</text:p>
          </table:table-cell>
          <table:table-cell office:value-type="string">
            <text:p>lwi-aom-</text:p>
          </table:table-cell>
          <table:table-cell/>
          <table:table-cell office:value-type="string">
            <text:p>Y9XDnd-OJYg-b2f7-WooA-pXOU-4wec-9zbrAY</text:p>
          </table:table-cell>
          <table:table-cell office:value-type="float" office:value="4194304">
            <text:p>4194304</text:p>
          </table:table-cell>
          <table:table-cell office:value-type="string">
            <text:p>/dev/tmpvol/mirror2_mlog</text:p>
          </table:table-cell>
          <table:table-cell office:value-type="float" office:value="253">
            <text:p>25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linea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/dev/loop1:213-213</text:p>
          </table:table-cell>
          <table:table-cell office:value-type="string">
            <text:p>/dev/loop1(213)</text:p>
          </table:table-cell>
          <table:table-cell table:number-columns-repeated="1007"/>
        </table:table-row>
        <table:table-row table:style-name="ro1"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[mirror2_mimage_0]</text:p>
          </table:table-cell>
          <table:table-cell office:value-type="string">
            <text:p>iwi-aom-</text:p>
          </table:table-cell>
          <table:table-cell/>
          <table:table-cell office:value-type="string">
            <text:p>wntrZV-xqa0-Cyn5-dIVP-mbeT-K9pt-DJeKMK</text:p>
          </table:table-cell>
          <table:table-cell office:value-type="float" office:value="209715200">
            <text:p>209715200</text:p>
          </table:table-cell>
          <table:table-cell office:value-type="string">
            <text:p>/dev/tmpvol/mirror2_mimage_0</text:p>
          </table:table-cell>
          <table:table-cell office:value-type="float" office:value="253">
            <text:p>25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linea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/dev/loop0:188-237</text:p>
          </table:table-cell>
          <table:table-cell office:value-type="string">
            <text:p>/dev/loop0(188)</text:p>
          </table:table-cell>
          <table:table-cell table:number-columns-repeated="1007"/>
        </table:table-row>
        <table:table-row table:style-name="ro1"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[mirror2_mimage_1]</text:p>
          </table:table-cell>
          <table:table-cell office:value-type="string">
            <text:p>iwi-aom-</text:p>
          </table:table-cell>
          <table:table-cell/>
          <table:table-cell office:value-type="string">
            <text:p>cebMSC-dbV6-5Do3-EvzP-KHMy-1MuX-5qnYnX</text:p>
          </table:table-cell>
          <table:table-cell office:value-type="float" office:value="209715200">
            <text:p>209715200</text:p>
          </table:table-cell>
          <table:table-cell office:value-type="string">
            <text:p>/dev/tmpvol/mirror2_mimage_1</text:p>
          </table:table-cell>
          <table:table-cell office:value-type="float" office:value="253">
            <text:p>25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linea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/dev/loop2:176-225</text:p>
          </table:table-cell>
          <table:table-cell office:value-type="string">
            <text:p>/dev/loop2(176)</text:p>
          </table:table-cell>
          <table:table-cell table:number-columns-repeated="1007"/>
        </table:table-row>
        <table:table-row table:style-name="ro1">
          <table:table-cell office:value-type="string">
            <text:p>Hl0nId-gx4E-V9KL-sCye-Inw1-koNC-z4Nslm</text:p>
          </table:table-cell>
          <table:table-cell office:value-type="string">
            <text:p>tmpvol</text:p>
          </table:table-cell>
          <table:table-cell office:value-type="string">
            <text:p>mirror2</text:p>
          </table:table-cell>
          <table:table-cell office:value-type="string">
            <text:p>mwi-a-m-</text:p>
          </table:table-cell>
          <table:table-cell office:value-type="string">
            <text:p>mirror2_mlog</text:p>
          </table:table-cell>
          <table:table-cell office:value-type="string">
            <text:p>sCVbGS-NP3Z-lTbl-tDLc-D8VA-4msO-4t7fG0</text:p>
          </table:table-cell>
          <table:table-cell office:value-type="float" office:value="209715200">
            <text:p>209715200</text:p>
          </table:table-cell>
          <table:table-cell office:value-type="string">
            <text:p>/dev/tmpvol/mirror2</text:p>
          </table:table-cell>
          <table:table-cell office:value-type="float" office:value="253">
            <text:p>25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mirror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rror2_mimage_0:0-49 mirror2_mimage_1:0-49</text:p>
          </table:table-cell>
          <table:table-cell office:value-type="string">
            <text:p>mirror2_mimage_0(0),mirror2_mimage_1(0)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3T12:18:44</dc:date>
    <meta:generator>LibreOffice/3.5$Linux_X86_64 LibreOffice_project/350m1$Build-2</meta:generator>
    <meta:editing-duration>PT2M15S</meta:editing-duration>
    <meta:editing-cycles>5</meta:editing-cycles>
    <meta:document-statistic meta:table-count="3" meta:cell-count="236" meta:object-count="0"/>
  </office:meta>
</office:document-meta>
</file>